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withoutfill">
      <style:graphic-properties svg:stroke-width="0.08cm" svg:stroke-color="#999999" draw:marker-start-width="0.33cm" draw:marker-end-width="0.33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objectwithoutfill">
      <style:graphic-properties svg:stroke-width="0.03cm" svg:stroke-color="#999999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b2b2b2" draw:textarea-horizontal-align="justify" draw:textarea-vertical-align="middle" draw:auto-grow-height="false" fo:min-height="0.25cm" fo:min-width="0.25cm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b2b2b2" draw:textarea-horizontal-align="justify" draw:textarea-vertical-align="middle" draw:auto-grow-height="false" fo:min-height="0.22cm" fo:min-width="0.22cm" fo:padding-top="0.14cm" fo:padding-bottom="0.14cm" fo:padding-left="0.265cm" fo:padding-right="0.265cm" loext:decorative="false"/>
    </style:style>
    <style:style style:name="gr8" style:family="graphic" style:parent-style-name="objectwithoutfill">
      <style:graphic-properties draw:stroke="dash" draw:stroke-dash="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0cm" loext:decorative="false"/>
    </style:style>
    <style:style style:name="gr11" style:family="graphic" style:parent-style-name="objectwithoutfill">
      <style:graphic-properties draw:stroke="solid" draw:stroke-dash="Double_20_Dash_20__28_Rounded_29_" svg:stroke-color="#000000" svg:stroke-linecap="round" draw:fill="none" draw:textarea-vertical-align="middle" loext:decorative="false"/>
    </style:style>
    <style:style style:name="gr12" style:family="graphic" style:parent-style-name="objectwithoutfill">
      <style:graphic-properties draw:stroke="solid" draw:stroke-dash="Double_20_Dash_20__28_Rounded_29_" svg:stroke-width="0.03cm" svg:stroke-color="#000000" draw:marker-start="Dimension_20_Lines" draw:marker-start-width="0.25cm" draw:marker-end="Dimension_20_Lines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draw:stroke="solid" draw:stroke-dash="Double_20_Dash_20__28_Rounded_29_" svg:stroke-width="0.03cm" svg:stroke-color="#000000" draw:marker-start="" draw:marker-start-width="0.25cm" draw:marker-end="Linienspitzen_20_1" draw:marker-end-width="0.2cm" svg:stroke-linecap="round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objectwithoutfill">
      <style:graphic-properties draw:stroke="solid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svg:stroke-width="0.01cm" svg:stroke-color="#000000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16" style:family="graphic" style:parent-style-name="objectwithoutfill">
      <style:graphic-properties draw:stroke="dash" draw:stroke-dash="Double_20_Dash_20__28_Rounded_29_" svg:stroke-color="#999999" svg:stroke-linecap="round" draw:fill="none" draw:textarea-vertical-align="middle" loext:decorative="false"/>
    </style:style>
    <style:style style:name="gr17" style:family="graphic" style:parent-style-name="standard">
      <style:graphic-properties svg:stroke-color="#000000" draw:fill-color="#999999" draw:textarea-horizontal-align="justify" draw:textarea-vertical-align="middle" draw:auto-grow-height="false" fo:min-height="0.25cm" fo:min-width="1.5cm" loext:decorative="false"/>
    </style:style>
    <style:style style:name="gr18" style:family="graphic" style:parent-style-name="objectwithoutfill">
      <style:graphic-properties svg:stroke-color="#000000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21" style:family="graphic" style:parent-style-name="objectwithoutfill">
      <style:graphic-properties svg:stroke-width="0.08cm" svg:stroke-color="#000000" draw:marker-start-width="0.33cm" draw:marker-end-width="0.33cm" draw:fill="none" draw:textarea-vertical-align="middle" fo:padding-top="0.165cm" fo:padding-bottom="0.165cm" fo:padding-left="0.29cm" fo:padding-right="0.29cm" loext:decorative="false"/>
    </style:style>
    <style:style style:name="gr22" style:family="graphic" style:parent-style-name="objectwithoutfill">
      <style:graphic-properties svg:stroke-color="#000000" draw:marker-start="Linienspitzen_20_5" draw:fill="none" draw:textarea-vertical-align="middle" loext:decorative="false"/>
    </style:style>
    <style:style style:name="gr23" style:family="graphic" style:parent-style-name="objectwithoutfill">
      <style:graphic-properties svg:stroke-color="#000000" draw:marker-end="Linienspitzen_20_2" draw:fill="none" draw:textarea-vertical-align="middle" loext:decorative="false"/>
    </style:style>
    <style:style style:name="gr24" style:family="graphic" style:parent-style-name="objectwithoutfill">
      <style:graphic-properties draw:stroke="solid" draw:stroke-dash="Long_20_Dash_20__28_Rounded_29_" svg:stroke-color="#000000" draw:marker-end="Linienspitzen_20_4" svg:stroke-linecap="round" draw:fill="none" draw:textarea-vertical-align="middle" loext:decorative="false"/>
    </style:style>
    <style:style style:name="gr25" style:family="graphic" style:parent-style-name="objectwithoutfill">
      <style:graphic-properties draw:stroke="dash" draw:stroke-dash="Double_20_Dash_20__28_Rounded_29_" svg:stroke-color="#000000" draw:marker-start="Linienspitzen_20_7" draw:marker-end="" svg:stroke-linecap="round" draw:fill="none" draw:textarea-vertical-align="middle" loext:decorative="false"/>
    </style:style>
    <style:style style:name="gr26" style:family="graphic" style:parent-style-name="objectwithoutfill">
      <style:graphic-properties draw:stroke="dash" draw:stroke-dash="Double_20_Dash_20__28_Rounded_29_" svg:stroke-color="#000000" draw:marker-end="Linienspitzen_20_3" svg:stroke-linecap="round" draw:fill="none" draw:textarea-vertical-align="middle" loext:decorative="false"/>
    </style:style>
    <style:style style:name="gr27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line draw:style-name="gr2" draw:text-style-name="P1" draw:layer="layout" svg:x1="3.263cm" svg:y1="16.63cm" svg:x2="4.298cm" svg:y2="20.493cm">
            <text:p/>
          </draw:line>
          <draw:line draw:style-name="gr3" draw:text-style-name="P1" draw:layer="layout" svg:x1="4.102cm" svg:y1="19.605cm" svg:x2="8.533cm" svg:y2="18.445cm">
            <text:p/>
          </draw:line>
        </draw:g>
        <draw:g draw:style-name="gr1">
          <draw:line draw:style-name="gr2" draw:text-style-name="P1" draw:layer="layout" svg:x1="20.426cm" svg:y1="16.672cm" svg:x2="19.058cm" svg:y2="20.43cm">
            <text:p/>
          </draw:line>
          <draw:line draw:style-name="gr3" draw:text-style-name="P1" draw:layer="layout" svg:x1="19.799cm" svg:y1="18.519cm" svg:x2="16.429cm" svg:y2="17.3cm">
            <text:p/>
          </draw:line>
        </draw:g>
        <draw:g draw:style-name="gr4">
          <svg:title>TexMaths</svg:title>
          <svg:desc>12§latex§$L$§svg§600§TRUE§</svg:desc>
          <draw:g draw:style-name="gr1">
            <draw:path draw:style-name="gr5" draw:text-style-name="P2" draw:layer="layout" svg:width="0.251cm" svg:height="0.285cm" svg:x="9.098cm" svg:y="7.247cm" svg:viewBox="0 0 252 286" svg:d="M140 32c3-14 5-19 44-19 13 0 15 0 15-8 0-5-4-5-6-5-14 0-47 1-62 1-12 0-43-1-55-1-3 0-8 0-8 8 0 5 4 5 12 5 5 1 8 0 16 1 7 0 10 2 10 6 0 3 0 4-1 9-19 75-37 150-56 225-4 15-5 19-38 19-7 0-11 0-11 8 0 5 4 5 11 5 64 0 129 0 193 0 11 0 11 0 13-7 12-30 23-61 34-91 1-4 1-3 1-5s-1-5-5-5c-3 0-5 2-7 9-14 38-32 86-105 86-13 0-26 0-39 0-6 0-6 0-9 0-5-1-6-1-6-5 0-1 0-1 3-10 18-75 37-150 56-226z">
              <text:p/>
            </draw:path>
          </draw:g>
        </draw:g>
        <draw:custom-shape draw:style-name="gr6" draw:text-style-name="P3" draw:layer="layout" svg:width="1.5cm" svg:height="1.5cm" svg:x="3.6cm" svg:y="4.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.5cm" svg:height="1.5cm" svg:x="13.401cm" svg:y="4.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">
          <draw:path draw:style-name="gr8" draw:text-style-name="P1" draw:layer="layout" svg:width="8.268cm" svg:height="1.465cm" draw:transform="skewX (0.836187244630483) rotate (-0.147131255943122) translate (6.07041897350953cm 3.5315180261067cm)" svg:viewBox="0 0 8269 1466" svg:d="M0 1466c5214-74 8269-1466 8269-1466">
            <text:p/>
          </draw:path>
          <draw:path draw:style-name="gr9" draw:text-style-name="P1" draw:layer="layout" svg:width="8.26cm" svg:height="1.463cm" draw:transform="skewX (0.839154304358874) rotate (-0.146956723017923) translate (6.07765988899406cm 3.4402987636228cm)" svg:viewBox="0 0 8261 1464" svg:d="M0 1464c5215-73 8261-1464 8261-1464">
            <text:p/>
          </draw:path>
          <draw:path draw:style-name="gr9" draw:text-style-name="P1" draw:layer="layout" svg:width="8.256cm" svg:height="1.463cm" draw:transform="skewX (0.840550567760469) rotate (-0.146956723017923) translate (6.08219765191347cm 3.62847046075347cm)" svg:viewBox="0 0 8257 1464" svg:d="M0 1464c5215-73 8257-1464 8257-1464">
            <text:p/>
          </draw:path>
        </draw:g>
        <draw:custom-shape draw:style-name="gr10" draw:text-style-name="P4" draw:layer="layout" svg:width="0.5cm" svg:height="1cm" draw:transform="rotate (-0.261799387799149) translate (4.034cm 3.903cm)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45cm" svg:y1="4cm" svg:x2="4.3cm" svg:y2="4.85cm">
          <text:p/>
        </draw:line>
        <draw:line draw:style-name="gr11" draw:text-style-name="P1" draw:layer="layout" svg:x1="4.4cm" svg:y1="4.43cm" svg:x2="14.2cm" svg:y2="4.43cm">
          <text:p/>
        </draw:line>
        <draw:line draw:style-name="gr12" draw:text-style-name="P1" draw:layer="layout" svg:x1="4.4cm" svg:y1="7.63cm" svg:x2="14.12cm" svg:y2="7.63cm">
          <text:p/>
        </draw:line>
        <draw:line draw:style-name="gr13" draw:text-style-name="P1" draw:layer="layout" svg:x1="9.261cm" svg:y1="5.271cm" svg:x2="9.261cm" svg:y2="6.271cm">
          <text:p/>
        </draw:line>
        <draw:g draw:style-name="gr4">
          <svg:title>TexMaths</svg:title>
          <svg:desc>12§latex§$\vec{F}_{N}$§svg§600§TRUE§</svg:desc>
          <draw:g draw:style-name="gr1">
            <draw:path draw:style-name="gr5" draw:text-style-name="P2" draw:layer="layout" svg:width="0.186cm" svg:height="0.083cm" svg:x="9.522cm" svg:y="5.449cm" svg:viewBox="0 0 187 84" svg:d="M150 50c-6 5-21 17-21 25 0 4 5 9 9 9 3 0 6-4 8-6 5-6 14-18 33-28 3-1 8-3 8-8s-4-6-6-8c-10-6-15-15-18-24 0-4-3-10-9-10s-8 6-8 10c0 1 4 15 11 24-47 0-94 0-141 0-8 0-16 0-16 8s8 8 16 8c44 0 89 0 134 0z">
              <text:p/>
            </draw:path>
            <draw:path draw:style-name="gr5" draw:text-style-name="P2" draw:layer="layout" svg:width="0.297cm" svg:height="0.284cm" svg:x="9.4cm" svg:y="5.57cm" svg:viewBox="0 0 298 285" svg:d="M111 148c14 0 27 0 41 0 31 0 35 8 35 20 0 2 0 8-3 20-1 2-1 3-1 5 0 3 2 4 5 4s3-1 6-8c7-30 15-61 23-91 1-5 1-6 1-7s-1-5-5-5-5 3-6 10c-8 32-18 39-54 39-13 0-25 0-38 0 9-35 17-71 26-106 4-15 5-16 23-16 19 0 37 0 56 0 52 0 61 13 61 46 0 9 0 12-1 22-1 6-1 6-1 8s1 6 5 6 4-3 6-11c2-25 5-49 8-73 1-11-1-11-11-11-68 0-137 0-206 0-8 0-13 0-13 8 0 5 4 5 12 5 16 0 28 0 28 7 0 2 0 3-3 10-18 74-36 148-55 222-5 17-5 20-38 20-7 0-12 0-12 8 0 5 5 5 6 5 13 0 44-1 56-1 13 0 48 1 62 1 4 0 9 0 9-7 0-4-2-4-3-5s-2-1-12-1c-8 0-10 0-21 0-12-2-13-4-13-9 0-1 0-3 1-9 9-35 18-71 26-106z">
              <text:p/>
            </draw:path>
            <draw:path draw:style-name="gr5" draw:text-style-name="P2" draw:layer="layout" svg:width="0.261cm" svg:height="0.2cm" svg:x="9.674cm" svg:y="5.717cm" svg:viewBox="0 0 262 201" svg:d="M225 32c2-10 7-21 31-21 1 0 6 0 6-6 0-3-1-5-5-5-9 0-20 1-30 1-7 0-25-1-31-1-2 0-6 0-6 7 0 4 4 4 6 4 15 0 19 5 19 12 0 2 0 3-1 7-11 43-21 85-32 128-25-51-50-102-74-153-3-5-4-5-11-5-13 0-26 0-40 0-6 0-9 0-9 7 0 4 3 4 9 4s14 0 20 1c-14 53-27 105-40 158-2 11-8 19-31 20-1 0-6 0-6 6 0 4 2 5 5 5 9 0 20-1 30-1 7 0 25 1 31 1 3 0 6-1 6-6s-4-5-6-5c-19-1-19-8-19-12 0-1 0-3 1-7 13-50 25-100 38-151 28 59 57 118 85 176 3 5 4 5 7 5 5 0 5-1 6-6 14-54 27-108 41-163z">
              <text:p/>
            </draw:path>
          </draw:g>
        </draw:g>
        <draw:line draw:style-name="gr14" draw:text-style-name="P1" draw:layer="layout" svg:x1="3.5cm" svg:y1="6.43cm" svg:x2="16.3cm" svg:y2="6.43cm">
          <text:p/>
        </draw:line>
        <draw:g draw:style-name="gr1">
          <draw:line draw:style-name="gr15" draw:text-style-name="P1" draw:layer="layout" svg:x1="3.738cm" svg:y1="6.45cm" svg:x2="3.511cm" svg:y2="6.721cm">
            <text:p/>
          </draw:line>
          <draw:line draw:style-name="gr15" draw:text-style-name="P1" draw:layer="layout" svg:x1="4.038cm" svg:y1="6.45cm" svg:x2="3.811cm" svg:y2="6.721cm">
            <text:p/>
          </draw:line>
          <draw:line draw:style-name="gr15" draw:text-style-name="P1" draw:layer="layout" svg:x1="4.338cm" svg:y1="6.45cm" svg:x2="4.111cm" svg:y2="6.721cm">
            <text:p/>
          </draw:line>
          <draw:line draw:style-name="gr15" draw:text-style-name="P1" draw:layer="layout" svg:x1="4.638cm" svg:y1="6.45cm" svg:x2="4.411cm" svg:y2="6.721cm">
            <text:p/>
          </draw:line>
          <draw:line draw:style-name="gr15" draw:text-style-name="P1" draw:layer="layout" svg:x1="4.938cm" svg:y1="6.45cm" svg:x2="4.711cm" svg:y2="6.721cm">
            <text:p/>
          </draw:line>
          <draw:line draw:style-name="gr15" draw:text-style-name="P1" draw:layer="layout" svg:x1="5.238cm" svg:y1="6.45cm" svg:x2="5.011cm" svg:y2="6.721cm">
            <text:p/>
          </draw:line>
        </draw:g>
        <draw:g draw:style-name="gr1">
          <draw:line draw:style-name="gr15" draw:text-style-name="P1" draw:layer="layout" svg:x1="5.538cm" svg:y1="6.45cm" svg:x2="5.311cm" svg:y2="6.721cm">
            <text:p/>
          </draw:line>
          <draw:line draw:style-name="gr15" draw:text-style-name="P1" draw:layer="layout" svg:x1="5.838cm" svg:y1="6.45cm" svg:x2="5.611cm" svg:y2="6.721cm">
            <text:p/>
          </draw:line>
          <draw:line draw:style-name="gr15" draw:text-style-name="P1" draw:layer="layout" svg:x1="6.138cm" svg:y1="6.45cm" svg:x2="5.911cm" svg:y2="6.721cm">
            <text:p/>
          </draw:line>
          <draw:line draw:style-name="gr15" draw:text-style-name="P1" draw:layer="layout" svg:x1="6.438cm" svg:y1="6.45cm" svg:x2="6.211cm" svg:y2="6.721cm">
            <text:p/>
          </draw:line>
          <draw:line draw:style-name="gr15" draw:text-style-name="P1" draw:layer="layout" svg:x1="6.738cm" svg:y1="6.45cm" svg:x2="6.511cm" svg:y2="6.721cm">
            <text:p/>
          </draw:line>
          <draw:line draw:style-name="gr15" draw:text-style-name="P1" draw:layer="layout" svg:x1="7.038cm" svg:y1="6.45cm" svg:x2="6.811cm" svg:y2="6.721cm">
            <text:p/>
          </draw:line>
        </draw:g>
        <draw:g draw:style-name="gr1">
          <draw:line draw:style-name="gr15" draw:text-style-name="P1" draw:layer="layout" svg:x1="7.338cm" svg:y1="6.45cm" svg:x2="7.111cm" svg:y2="6.721cm">
            <text:p/>
          </draw:line>
          <draw:line draw:style-name="gr15" draw:text-style-name="P1" draw:layer="layout" svg:x1="7.638cm" svg:y1="6.45cm" svg:x2="7.411cm" svg:y2="6.721cm">
            <text:p/>
          </draw:line>
          <draw:line draw:style-name="gr15" draw:text-style-name="P1" draw:layer="layout" svg:x1="7.938cm" svg:y1="6.45cm" svg:x2="7.711cm" svg:y2="6.721cm">
            <text:p/>
          </draw:line>
          <draw:line draw:style-name="gr15" draw:text-style-name="P1" draw:layer="layout" svg:x1="8.238cm" svg:y1="6.45cm" svg:x2="8.011cm" svg:y2="6.721cm">
            <text:p/>
          </draw:line>
          <draw:line draw:style-name="gr15" draw:text-style-name="P1" draw:layer="layout" svg:x1="8.538cm" svg:y1="6.45cm" svg:x2="8.311cm" svg:y2="6.721cm">
            <text:p/>
          </draw:line>
          <draw:line draw:style-name="gr15" draw:text-style-name="P1" draw:layer="layout" svg:x1="8.838cm" svg:y1="6.45cm" svg:x2="8.611cm" svg:y2="6.721cm">
            <text:p/>
          </draw:line>
        </draw:g>
        <draw:g draw:style-name="gr1">
          <draw:line draw:style-name="gr15" draw:text-style-name="P1" draw:layer="layout" svg:x1="10.638cm" svg:y1="6.45cm" svg:x2="10.411cm" svg:y2="6.721cm">
            <text:p/>
          </draw:line>
          <draw:line draw:style-name="gr15" draw:text-style-name="P1" draw:layer="layout" svg:x1="10.938cm" svg:y1="6.45cm" svg:x2="10.711cm" svg:y2="6.721cm">
            <text:p/>
          </draw:line>
          <draw:line draw:style-name="gr15" draw:text-style-name="P1" draw:layer="layout" svg:x1="11.238cm" svg:y1="6.45cm" svg:x2="11.011cm" svg:y2="6.721cm">
            <text:p/>
          </draw:line>
          <draw:line draw:style-name="gr15" draw:text-style-name="P1" draw:layer="layout" svg:x1="11.538cm" svg:y1="6.45cm" svg:x2="11.311cm" svg:y2="6.721cm">
            <text:p/>
          </draw:line>
          <draw:line draw:style-name="gr15" draw:text-style-name="P1" draw:layer="layout" svg:x1="11.838cm" svg:y1="6.45cm" svg:x2="11.611cm" svg:y2="6.721cm">
            <text:p/>
          </draw:line>
          <draw:line draw:style-name="gr15" draw:text-style-name="P1" draw:layer="layout" svg:x1="12.138cm" svg:y1="6.45cm" svg:x2="11.911cm" svg:y2="6.721cm">
            <text:p/>
          </draw:line>
        </draw:g>
        <draw:g draw:style-name="gr1">
          <draw:line draw:style-name="gr15" draw:text-style-name="P1" draw:layer="layout" svg:x1="12.438cm" svg:y1="6.45cm" svg:x2="12.211cm" svg:y2="6.721cm">
            <text:p/>
          </draw:line>
          <draw:line draw:style-name="gr15" draw:text-style-name="P1" draw:layer="layout" svg:x1="12.738cm" svg:y1="6.45cm" svg:x2="12.511cm" svg:y2="6.721cm">
            <text:p/>
          </draw:line>
          <draw:line draw:style-name="gr15" draw:text-style-name="P1" draw:layer="layout" svg:x1="13.038cm" svg:y1="6.45cm" svg:x2="12.811cm" svg:y2="6.721cm">
            <text:p/>
          </draw:line>
          <draw:line draw:style-name="gr15" draw:text-style-name="P1" draw:layer="layout" svg:x1="13.338cm" svg:y1="6.45cm" svg:x2="13.111cm" svg:y2="6.721cm">
            <text:p/>
          </draw:line>
          <draw:line draw:style-name="gr15" draw:text-style-name="P1" draw:layer="layout" svg:x1="13.638cm" svg:y1="6.45cm" svg:x2="13.411cm" svg:y2="6.721cm">
            <text:p/>
          </draw:line>
          <draw:line draw:style-name="gr15" draw:text-style-name="P1" draw:layer="layout" svg:x1="13.938cm" svg:y1="6.45cm" svg:x2="13.711cm" svg:y2="6.721cm">
            <text:p/>
          </draw:line>
        </draw:g>
        <draw:g draw:style-name="gr1">
          <draw:line draw:style-name="gr15" draw:text-style-name="P1" draw:layer="layout" svg:x1="14.238cm" svg:y1="6.45cm" svg:x2="14.011cm" svg:y2="6.721cm">
            <text:p/>
          </draw:line>
          <draw:line draw:style-name="gr15" draw:text-style-name="P1" draw:layer="layout" svg:x1="14.538cm" svg:y1="6.45cm" svg:x2="14.311cm" svg:y2="6.721cm">
            <text:p/>
          </draw:line>
          <draw:line draw:style-name="gr15" draw:text-style-name="P1" draw:layer="layout" svg:x1="14.838cm" svg:y1="6.45cm" svg:x2="14.611cm" svg:y2="6.721cm">
            <text:p/>
          </draw:line>
          <draw:line draw:style-name="gr15" draw:text-style-name="P1" draw:layer="layout" svg:x1="15.138cm" svg:y1="6.45cm" svg:x2="14.911cm" svg:y2="6.721cm">
            <text:p/>
          </draw:line>
          <draw:line draw:style-name="gr15" draw:text-style-name="P1" draw:layer="layout" svg:x1="15.438cm" svg:y1="6.45cm" svg:x2="15.211cm" svg:y2="6.721cm">
            <text:p/>
          </draw:line>
          <draw:line draw:style-name="gr15" draw:text-style-name="P1" draw:layer="layout" svg:x1="15.738cm" svg:y1="6.45cm" svg:x2="15.511cm" svg:y2="6.721cm">
            <text:p/>
          </draw:line>
        </draw:g>
        <draw:custom-shape draw:style-name="gr10" draw:text-style-name="P4" draw:layer="layout" svg:width="0.5cm" svg:height="1cm" draw:transform="rotate (-0.261799387799149) translate (14.324cm 3.903cm)">
          <text:p/>
          <draw:enhanced-geometry svg:viewBox="0 0 21600 21600" draw:mirror-horizontal="true" draw:type="rectangle" draw:enhanced-path="M 0 0 L 21600 0 21600 21600 0 21600 0 0 Z N"/>
        </draw:custom-shape>
        <draw:line draw:style-name="gr9" draw:text-style-name="P1" draw:layer="layout" svg:x1="14.142cm" svg:y1="4cm" svg:x2="14.292cm" svg:y2="4.85cm">
          <text:p/>
        </draw:line>
        <draw:g draw:style-name="gr1">
          <draw:line draw:style-name="gr15" draw:text-style-name="P1" draw:layer="layout" svg:x1="9.139cm" svg:y1="6.451cm" svg:x2="8.912cm" svg:y2="6.722cm">
            <text:p/>
          </draw:line>
          <draw:line draw:style-name="gr15" draw:text-style-name="P1" draw:layer="layout" svg:x1="9.439cm" svg:y1="6.451cm" svg:x2="9.212cm" svg:y2="6.722cm">
            <text:p/>
          </draw:line>
          <draw:line draw:style-name="gr15" draw:text-style-name="P1" draw:layer="layout" svg:x1="9.739cm" svg:y1="6.451cm" svg:x2="9.512cm" svg:y2="6.722cm">
            <text:p/>
          </draw:line>
          <draw:line draw:style-name="gr15" draw:text-style-name="P1" draw:layer="layout" svg:x1="10.039cm" svg:y1="6.451cm" svg:x2="9.812cm" svg:y2="6.722cm">
            <text:p/>
          </draw:line>
          <draw:line draw:style-name="gr15" draw:text-style-name="P1" draw:layer="layout" svg:x1="10.339cm" svg:y1="6.451cm" svg:x2="10.112cm" svg:y2="6.722cm">
            <text:p/>
          </draw:line>
        </draw:g>
        <draw:line draw:style-name="gr12" draw:text-style-name="P1" draw:layer="layout" svg:x1="14.2cm" svg:y1="7.63cm" svg:x2="26.42cm" svg:y2="7.63cm">
          <text:p/>
        </draw:line>
        <draw:g draw:style-name="gr4">
          <svg:title>TexMaths</svg:title>
          <svg:desc>12§latex§$l$§svg§600§TRUE§</svg:desc>
          <draw:g draw:style-name="gr1">
            <draw:path draw:style-name="gr5" draw:text-style-name="P2" draw:layer="layout" svg:width="0.087cm" svg:height="0.294cm" svg:x="20.699cm" svg:y="7.248cm" svg:viewBox="0 0 88 295" svg:d="M88 5c-2-2 0-5-5-5-9 0-40 4-51 5-2 0-7 0-7 8 0 5 4 5 9 5 21 0 21 3 21 7-1 3-1 6-1 8-18 70-35 140-52 209-1 5-2 8-2 15 0 24 18 38 37 38 14 0 25-8 31-24 8-15 13-39 13-40 0-4-4-4-5-4-5 0-5 1-6 7-7 28-15 51-31 51-13 0-13-13-13-19 0-9 0-12 3-20 19-80 39-161 59-241z">
              <text:p/>
            </draw:path>
          </draw:g>
        </draw:g>
        <draw:line draw:style-name="gr11" draw:text-style-name="P1" draw:layer="layout" svg:x1="2.45cm" svg:y1="3cm" svg:x2="14.2cm" svg:y2="4.43cm">
          <text:p/>
        </draw:line>
        <draw:line draw:style-name="gr11" draw:text-style-name="P1" draw:layer="layout" svg:x1="26.4cm" svg:y1="1.8cm" svg:x2="4.35cm" svg:y2="4.44cm">
          <text:p/>
        </draw:line>
        <draw:line draw:style-name="gr16" draw:text-style-name="P1" draw:layer="layout" svg:x1="26.4cm" svg:y1="2.3cm" svg:x2="4.35cm" svg:y2="4.44cm">
          <text:p/>
        </draw:line>
        <draw:custom-shape draw:style-name="gr17" draw:text-style-name="P5" draw:layer="layout" svg:width="2cm" svg:height="0.5cm" draw:transform="rotate (-0.111701072127637) translate (1.034cm 2.58cm)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6.425cm" svg:y1="1.248cm" svg:x2="26.425cm" svg:y2="8.797cm">
          <text:p/>
        </draw:line>
        <draw:frame draw:style-name="gr19" draw:text-style-name="P6" draw:layer="layout" svg:width="2cm" svg:height="0.725cm" svg:x="26.35cm" svg:y="0.8cm">
          <draw:text-box>
            <text:p><text:span text:style-name="T1">Schirm</text:span></text:p>
          </draw:text-box>
        </draw:frame>
        <draw:frame draw:style-name="gr20" draw:text-style-name="P6" draw:layer="layout" svg:width="2.8cm" svg:height="1.199cm" svg:x="14.15cm" svg:y="3.801cm">
          <draw:text-box>
            <text:p><text:span text:style-name="T1">Spiegel (S0)</text:span></text:p>
          </draw:text-box>
        </draw:frame>
        <draw:frame draw:style-name="gr20" draw:text-style-name="P6" draw:layer="layout" svg:width="2cm" svg:height="1.199cm" svg:x="2.55cm" svg:y="3.802cm">
          <draw:text-box>
            <text:p><text:span text:style-name="T1">Spiegel (S1)</text:span></text:p>
          </draw:text-box>
        </draw:frame>
        <draw:frame draw:style-name="gr19" draw:text-style-name="P6" draw:layer="layout" svg:width="2cm" svg:height="0.725cm" svg:x="1.25cm" svg:y="2.003cm">
          <draw:text-box>
            <text:p><text:span text:style-name="T1">Laser</text:span></text:p>
          </draw:text-box>
        </draw:frame>
        <draw:g draw:style-name="gr1">
          <draw:line draw:style-name="gr21" draw:text-style-name="P1" draw:layer="layout" svg:x1="20.794cm" svg:y1="16.78cm" svg:x2="18.795cm" svg:y2="20.243cm">
            <text:p/>
          </draw:line>
          <draw:line draw:style-name="gr9" draw:text-style-name="P1" draw:layer="layout" svg:x1="19.79cm" svg:y1="18.536cm" svg:x2="17.3cm" svg:y2="17.107cm">
            <text:p/>
          </draw:line>
        </draw:g>
        <draw:g draw:style-name="gr1">
          <draw:line draw:style-name="gr21" draw:text-style-name="P1" draw:layer="layout" svg:x1="2.928cm" svg:y1="16.716cm" svg:x2="4.618cm" svg:y2="20.34cm">
            <text:p/>
          </draw:line>
          <draw:line draw:style-name="gr9" draw:text-style-name="P1" draw:layer="layout" svg:x1="3.8cm" svg:y1="18.508cm" svg:x2="6.99cm" svg:y2="17.048cm">
            <text:p/>
          </draw:line>
        </draw:g>
        <draw:line draw:style-name="gr22" draw:text-style-name="P1" draw:layer="layout" svg:x1="3.9cm" svg:y1="18.48cm" svg:x2="19.7cm" svg:y2="18.48cm">
          <text:p/>
        </draw:line>
        <draw:line draw:style-name="gr23" draw:text-style-name="P1" draw:layer="layout" svg:x1="3.8cm" svg:y1="18.5cm" svg:x2="13.75cm" svg:y2="8.55cm">
          <text:p/>
        </draw:line>
        <draw:line draw:style-name="gr24" draw:text-style-name="P1" draw:layer="layout" svg:x1="15.5cm" svg:y1="11.8cm" svg:x2="19.8cm" svg:y2="18.5cm">
          <text:p/>
        </draw:line>
        <draw:line draw:style-name="gr25" draw:text-style-name="P1" draw:layer="layout" svg:x1="4.05cm" svg:y1="19.62cm" svg:x2="19.75cm" svg:y2="18.5cm">
          <text:p/>
        </draw:line>
        <draw:line draw:style-name="gr26" draw:text-style-name="P1" draw:layer="layout" svg:x1="4.05cm" svg:y1="19.62cm" svg:x2="17.05cm" svg:y2="13.12cm">
          <text:p/>
        </draw:line>
        <draw:path draw:style-name="gr9" draw:text-style-name="P1" draw:layer="layout" svg:width="2.112cm" svg:height="0.932cm" draw:transform="skewX (0.0305432619099008) rotate (-2.57959663444762) translate (18.2879000427233cm 16.1762848733483cm)" svg:viewBox="0 0 2113 933" svg:d="M0 933c1374 3 2113-933 2113-933">
          <text:p/>
        </draw:path>
        <draw:path draw:style-name="gr9" draw:text-style-name="P1" draw:layer="layout" svg:width="1.095cm" svg:height="0.481cm" draw:transform="skewX (0.0403171057210691) rotate (-2.66110351051575) translate (18.6223266658101cm 16.7743315796575cm)" svg:viewBox="0 0 1096 482" svg:d="M0 482c713 2 1096-482 1096-482">
          <text:p/>
        </draw:path>
        <draw:g draw:style-name="gr4">
          <svg:title>TexMaths</svg:title>
          <svg:desc>14§display§$\varphi_{0}$§svg§600§FALSE§</svg:desc>
          <draw:g draw:style-name="gr1">
            <draw:path draw:style-name="gr27" draw:text-style-name="P7" draw:layer="layout" svg:width="0.421cm" svg:height="0.271cm" svg:x="18.59cm" svg:y="16.107cm" svg:viewBox="0 0 422 272" svg:d="M0 0c141 0 281 0 422 0 0 91 0 181 0 272-141 0-281 0-422 0 0-91 0-181 0-272z">
              <text:p/>
            </draw:path>
            <draw:path draw:style-name="gr5" draw:text-style-name="P2" draw:layer="layout" svg:width="0.277cm" svg:height="0.321cm" svg:x="18.565cm" svg:y="16.082cm" svg:viewBox="0 0 278 322" svg:d="M59 298c-2 7-3 7-3 10 0 11 10 14 14 14 3 0 14-1 18-13 1-4 4-19 18-89 4 0 7 2 15 2 81 0 157-77 157-155 0-38-18-67-56-67-70 0-99 95-128 190-54-10-81-37-81-73 0-12 11-67 40-100 4-4 4-6 4-7 0-2-1-4-5-4-14 0-52 71-52 117s32 82 85 93c-9 27-18 55-26 82zM126 192c-3 0-5 0-9 0-5 0-7 0-7-2 4-18 9-45 10-52 15-63 55-110 98-110 33 0 46 26 46 50 0 56-63 114-138 114z">
              <text:p/>
            </draw:path>
            <draw:path draw:style-name="gr5" draw:text-style-name="P2" draw:layer="layout" svg:width="0.158cm" svg:height="0.232cm" svg:x="18.878cm" svg:y="16.145cm" svg:viewBox="0 0 159 233" svg:d="M159 117c0-38-4-64-19-88-12-16-32-29-60-29-80 0-80 92-80 117s0 116 80 116c79 0 79-91 79-116zM80 223c-16 0-37-8-44-36-4-21-4-49-4-74s0-52 4-70c7-26 30-35 44-35 18 0 36 12 43 32 4 19 5 44 5 73 0 25 0 50-4 72-7 31-30 38-44 38z">
              <text:p/>
            </draw:path>
          </draw:g>
        </draw:g>
        <draw:g draw:style-name="gr4">
          <svg:title>TexMaths</svg:title>
          <svg:desc>14§display§$\varphi_{0}+\Delta\varphi$§svg§600§FALSE§</svg:desc>
          <draw:g draw:style-name="gr1">
            <draw:path draw:style-name="gr27" draw:text-style-name="P7" draw:layer="layout" svg:width="1.78cm" svg:height="0.405cm" svg:x="17.992cm" svg:y="15.008cm" svg:viewBox="0 0 1781 406" svg:d="M0 0c594 0 1187 0 1781 0 0 135 0 271 0 406-594 0-1187 0-1781 0 0-135 0-271 0-406z">
              <text:p/>
            </draw:path>
            <draw:path draw:style-name="gr5" draw:text-style-name="P2" draw:layer="layout" svg:width="0.279cm" svg:height="0.321cm" svg:x="17.967cm" svg:y="15.117cm" svg:viewBox="0 0 280 322" svg:d="M59 298c-2 7-3 7-3 10 0 11 10 14 15 14 2 0 13-1 19-12 1-5 2-20 16-90 5 0 7 2 16 2 82 0 158-77 158-155 0-38-20-67-56-67-72 0-101 95-130 190-53-10-81-37-81-73 0-12 11-67 40-100 4-4 4-6 4-7 0-2-1-4-5-4-14 0-52 71-52 117s32 82 85 93c-9 28-17 55-26 82zM127 192c-4 0-5 0-10 0s-5 0-5-2c3-18 8-45 10-52 15-63 53-110 96-110 35 0 48 26 48 50 0 56-63 114-139 114z">
              <text:p/>
            </draw:path>
            <draw:path draw:style-name="gr5" draw:text-style-name="P2" draw:layer="layout" svg:width="0.158cm" svg:height="0.233cm" svg:x="18.282cm" svg:y="15.178cm" svg:viewBox="0 0 159 234" svg:d="M159 119c0-38-4-65-19-88-11-17-32-31-60-31-80 0-80 93-80 119 0 25 0 115 80 115 79 0 79-90 79-115zM80 225c-16 0-37-9-44-37-5-21-5-49-5-74s0-51 5-69c7-28 30-35 44-35 18 0 36 11 42 32 5 18 7 43 7 72 0 25 0 51-6 73-6 31-29 38-43 38z">
              <text:p/>
            </draw:path>
            <draw:path draw:style-name="gr5" draw:text-style-name="P2" draw:layer="layout" svg:width="0.326cm" svg:height="0.324cm" svg:x="18.62cm" svg:y="15.049cm" svg:viewBox="0 0 327 325" svg:d="M173 172c46 0 92 0 138 0 7 0 16 0 16-10s-9-10-16-10c-46 0-92 0-138 0 0-46 0-91 0-137 0-7 0-15-9-15-10 0-10 8-10 15 0 46 0 91 0 137-46 0-92 0-137 0-7 0-17 0-17 10s10 10 17 10c45 0 91 0 137 0 0 45 0 91 0 136 0 7 0 17 10 17 9 0 9-10 9-17 0-45 0-91 0-136z">
              <text:p/>
            </draw:path>
            <draw:path draw:style-name="gr5" draw:text-style-name="P2" draw:layer="layout" svg:width="0.363cm" svg:height="0.349cm" svg:x="19.107cm" svg:y="14.983cm" svg:viewBox="0 0 364 350" svg:d="M194 8c-2-5-4-8-12-8-9 0-10 3-13 8-55 111-111 222-166 332-3 4-2 4-3 6 0 4 4 4 11 4 114 0 228 0 341 0 9 0 12 0 12-4-1-2 0-2-3-6-56-110-111-221-167-332zM166 49c44 88 88 176 132 263-88 0-176 0-264 0 44-87 88-175 132-263z">
              <text:p/>
            </draw:path>
            <draw:path draw:style-name="gr5" draw:text-style-name="P2" draw:layer="layout" svg:width="0.279cm" svg:height="0.321cm" svg:x="19.518cm" svg:y="15.117cm" svg:viewBox="0 0 280 322" svg:d="M59 298c-2 7-2 7-2 10 0 11 9 14 14 14 3 0 13-1 19-12 1-5 4-20 16-90 5 0 9 2 17 2 81 0 157-77 157-155 0-38-20-67-56-67-72 0-101 95-130 190-53-10-81-37-81-73 0-12 11-67 40-100 4-4 4-6 4-7 0-2 0-4-5-4-14 0-52 71-52 117s32 82 85 93c-9 28-17 55-26 82zM127 192c-4 0-5 0-10 0s-5 0-5-2c3-18 8-45 10-52 15-63 53-110 96-110 35 0 48 26 48 50 0 56-63 114-139 114z">
              <text:p/>
            </draw:path>
          </draw:g>
        </draw:g>
        <draw:g draw:style-name="gr4">
          <svg:title>TexMaths</svg:title>
          <svg:desc>12§latex§$L$§svg§600§TRUE§</svg:desc>
          <draw:g draw:style-name="gr1">
            <draw:path draw:style-name="gr5" draw:text-style-name="P2" draw:layer="layout" svg:width="0.251cm" svg:height="0.285cm" svg:x="11.898cm" svg:y="20.61cm" svg:viewBox="0 0 252 286" svg:d="M140 32c3-14 5-19 44-19 13 0 15 0 15-8 0-5-4-5-6-5-14 0-47 1-62 1-12 0-43-1-55-1-3 0-8 0-8 8 0 5 4 5 12 5 5 1 8 0 16 1 7 0 10 2 10 6 0 3 0 4-1 9-19 75-37 150-56 225-4 15-5 19-38 19-7 0-11 0-11 8 0 5 4 5 11 5 64 0 129 0 193 0 11 0 11 0 13-7 12-30 23-61 34-91 1-4 1-3 1-5s-1-5-5-5c-3 0-5 2-7 9-14 38-32 86-105 86-13 0-26 0-39 0-6 0-6 0-9 0-5-1-6-1-6-5 0-1 0-1 3-10 18-75 37-150 56-226z">
              <text:p/>
            </draw:path>
          </draw:g>
        </draw:g>
        <draw:line draw:style-name="gr12" draw:text-style-name="P1" draw:layer="layout" svg:x1="3.8cm" svg:y1="20.99cm" svg:x2="19.8cm" svg:y2="20.99cm">
          <text:p/>
        </draw:line>
        <draw:line draw:style-name="gr12" draw:text-style-name="P1" draw:layer="layout" svg:x1="3.411cm" svg:y1="19.603cm" svg:x2="3.411cm" svg:y2="18.483cm">
          <text:p/>
        </draw:line>
        <draw:g draw:style-name="gr4">
          <svg:title>TexMaths</svg:title>
          <svg:desc>12§latex§$v$§svg§600§TRUE§</svg:desc>
          <draw:g draw:style-name="gr1">
            <draw:path draw:style-name="gr5" draw:text-style-name="P2" draw:layer="layout" svg:width="0.181cm" svg:height="0.187cm" svg:x="3cm" svg:y="19.012cm" svg:viewBox="0 0 182 188" svg:d="M182 29c0-22-11-29-18-29-11 0-20 11-20 20 0 5 1 7 6 12 8 8 14 19 14 35s-25 111-74 111c-21 0-31-14-31-35 0-24 12-54 24-88 4-7 6-13 6-20 0-20-14-35-34-35-40 0-55 61-55 64 0 4 4 4 5 4 5 0 5 0 7-7 12-42 30-51 42-51 3 0 10 0 10 13 0 10-5 21-7 28-19 49-24 68-24 86 0 44 37 51 56 51 69 0 93-137 93-159z">
              <text:p/>
            </draw:path>
          </draw:g>
        </draw:g>
        <draw:path draw:style-name="gr9" draw:text-style-name="P1" draw:layer="layout" svg:width="1.134cm" svg:height="0.507cm" draw:transform="skewX (0.0396189740202713) rotate (1.44251462677331) translate (6.45441961523222cm 18.3754068861975cm)" svg:viewBox="0 0 1135 508" svg:d="M0 508c738 5 1135-508 1135-508">
          <text:p/>
        </draw:path>
        <draw:path draw:style-name="gr9" draw:text-style-name="P1" draw:layer="layout" svg:width="0.665cm" svg:height="0.306cm" draw:transform="skewX (0.0258308729295161) rotate (1.34529978743723) translate (7.756489792301cm 19.2431296694925cm)" svg:viewBox="0 0 666 307" svg:d="M0 307c433 0 666-307 666-307">
          <text:p/>
        </draw:path>
        <draw:g draw:style-name="gr4">
          <svg:title>TexMaths</svg:title>
          <svg:desc>14§display§$\varphi_{1}$§svg§600§FALSE§</svg:desc>
          <draw:g draw:style-name="gr1">
            <draw:path draw:style-name="gr27" draw:text-style-name="P7" draw:layer="layout" svg:width="0.407cm" svg:height="0.271cm" svg:x="7.091cm" svg:y="17.308cm" svg:viewBox="0 0 408 272" svg:d="M0 0c136 0 272 0 408 0 0 91 0 181 0 272-136 0-272 0-408 0 0-91 0-181 0-272z">
              <text:p/>
            </draw:path>
            <draw:path draw:style-name="gr5" draw:text-style-name="P2" draw:layer="layout" svg:width="0.278cm" svg:height="0.321cm" svg:x="7.066cm" svg:y="17.283cm" svg:viewBox="0 0 279 322" svg:d="M59 298c-2 7-3 7-3 10 0 11 10 14 15 14 2 0 13-1 17-13 3-4 4-19 18-89 4 0 7 2 15 2 83 0 158-77 158-155 0-38-19-67-56-67-71 0-100 95-129 190-54-10-81-37-81-73 0-12 11-67 40-100 4-4 4-6 4-7 0-2-1-4-5-4-14 0-52 71-52 117s32 82 85 93c-9 27-18 55-26 82zM126 192c-3 0-5 0-9 0-5 0-5 0-5-2 3-18 8-45 9-52 14-63 54-110 97-110 33 0 47 26 47 50 0 56-64 114-139 114z">
              <text:p/>
            </draw:path>
            <draw:path draw:style-name="gr5" draw:text-style-name="P2" draw:layer="layout" svg:width="0.123cm" svg:height="0.225cm" svg:x="7.4cm" svg:y="17.346cm" svg:viewBox="0 0 124 226" svg:d="M77 8c0-8 0-8-10-8-22 21-53 21-67 21 0 4 0 8 0 12 8 0 31 0 49-9 0 58 0 116 0 174 0 11 0 15-34 15-4 0-9 0-14 0 0 4 0 9 0 13 7 0 49-2 62-2 11 0 54 2 61 2 0-4 0-9 0-13-4 0-8 0-12 0-35 0-35-4-35-15 0-63 0-126 0-190z">
              <text:p/>
            </draw:path>
          </draw:g>
        </draw:g>
        <draw:g draw:style-name="gr4">
          <svg:title>TexMaths</svg:title>
          <svg:desc>14§display§$\varphi_{1}-\Delta\varphi$§svg§600§FALSE§</svg:desc>
          <draw:g draw:style-name="gr1">
            <draw:path draw:style-name="gr27" draw:text-style-name="P7" draw:layer="layout" svg:width="1.78cm" svg:height="0.405cm" svg:x="8.295cm" svg:y="18.611cm" svg:viewBox="0 0 1781 406" svg:d="M0 0c594 0 1187 0 1781 0 0 135 0 271 0 406-594 0-1187 0-1781 0 0-135 0-271 0-406z">
              <text:p/>
            </draw:path>
            <draw:path draw:style-name="gr5" draw:text-style-name="P2" draw:layer="layout" svg:width="0.279cm" svg:height="0.321cm" svg:x="8.27cm" svg:y="18.72cm" svg:viewBox="0 0 280 322" svg:d="M59 298c-2 7-3 7-3 10 0 11 10 14 15 14 2 0 13-1 19-12 1-5 2-20 16-90 5 0 7 2 16 2 82 0 158-77 158-155 0-38-20-67-56-67-72 0-101 95-130 190-53-10-81-37-81-73 0-12 11-67 40-100 4-4 4-6 4-7 0-2-1-4-5-4-14 0-52 71-52 117s32 82 85 93c-9 28-17 55-26 82zM127 192c-4 0-5 0-10 0s-5 0-5-2c3-18 8-45 10-52 15-63 53-110 96-110 35 0 48 26 48 50 0 56-63 114-139 114z">
              <text:p/>
            </draw:path>
            <draw:path draw:style-name="gr5" draw:text-style-name="P2" draw:layer="layout" svg:width="0.123cm" svg:height="0.226cm" svg:x="8.604cm" svg:y="18.781cm" svg:viewBox="0 0 124 227" svg:d="M78 10c0-9-1-10-11-10-22 22-53 22-67 22 0 4 0 9 0 13 8 0 31 0 50-10 0 58 0 116 0 174 0 12 0 16-35 16-4 0-8 0-12 0 0 4 0 8 0 12 5 0 47-1 60-1 11 0 54 1 61 1 0-4 0-8 0-12-4 0-8 0-12 0-34 0-34-4-34-16 0-63 0-126 0-189z">
              <text:p/>
            </draw:path>
            <draw:path draw:style-name="gr5" draw:text-style-name="P2" draw:layer="layout" svg:width="0.298cm" svg:height="0.019cm" svg:x="8.937cm" svg:y="18.804cm" svg:viewBox="0 0 299 20" svg:d="M283 20c8 0 16 0 16-10s-8-10-16-10c-89 0-178 0-266 0-9 0-17 0-17 10s8 10 17 10c88 0 177 0 266 0z">
              <text:p/>
            </draw:path>
            <draw:path draw:style-name="gr5" draw:text-style-name="P2" draw:layer="layout" svg:width="0.363cm" svg:height="0.349cm" svg:x="9.41cm" svg:y="18.586cm" svg:viewBox="0 0 364 350" svg:d="M194 8c-2-5-4-8-12-8-9 0-10 3-13 8-55 111-111 222-166 332-3 4-2 4-3 6 0 4 4 4 11 4 114 0 228 0 341 0 9 0 12 0 12-4-1-2 0-2-3-6-56-110-111-221-167-332zM166 49c44 88 88 176 132 263-88 0-176 0-264 0 44-87 88-175 132-263z">
              <text:p/>
            </draw:path>
            <draw:path draw:style-name="gr5" draw:text-style-name="P2" draw:layer="layout" svg:width="0.279cm" svg:height="0.321cm" svg:x="9.821cm" svg:y="18.72cm" svg:viewBox="0 0 280 322" svg:d="M59 298c-2 7-2 7-2 10 0 11 9 14 14 14 3 0 13-1 19-12 1-5 4-20 16-90 5 0 9 2 17 2 81 0 157-77 157-155 0-38-20-67-56-67-72 0-101 95-130 190-53-10-81-37-81-73 0-12 11-67 40-100 4-4 4-6 4-7 0-2 0-4-5-4-14 0-52 71-52 117s32 82 85 93c-9 28-17 55-26 82zM127 192c-4 0-5 0-10 0s-5 0-5-2c3-18 8-45 10-52 15-63 53-110 96-110 35 0 48 26 48 50 0 56-63 114-139 114z">
              <text:p/>
            </draw:path>
          </draw:g>
        </draw:g>
        <draw:frame draw:style-name="gr19" draw:text-style-name="P6" draw:layer="layout" svg:width="1.25cm" svg:height="0.725cm" svg:x="20cm" svg:y="18.15cm">
          <draw:text-box>
            <text:p><text:span text:style-name="T1">S0</text:span></text:p>
          </draw:text-box>
        </draw:frame>
        <draw:frame draw:style-name="gr19" draw:text-style-name="P6" draw:layer="layout" svg:width="1.25cm" svg:height="0.725cm" svg:x="2.2cm" svg:y="18.151cm">
          <draw:text-box>
            <text:p><text:span text:style-name="T1">S1</text:span></text:p>
          </draw:text-box>
        </draw:frame>
        <draw:frame draw:style-name="gr19" draw:text-style-name="P8" draw:layer="layout" svg:width="1.25cm" svg:height="0.725cm" svg:x="1.5cm" svg:y="7.25cm">
          <draw:text-box>
            <text:p><text:span text:style-name="T2">(a)</text:span></text:p>
          </draw:text-box>
        </draw:frame>
        <draw:frame draw:style-name="gr19" draw:text-style-name="P8" draw:layer="layout" svg:width="1.25cm" svg:height="0.725cm" svg:x="1.5cm" svg:y="20.451cm">
          <draw:text-box>
            <text:p><text:span text:style-name="T2">(b)</text:span></text:p>
          </draw:text-box>
        </draw:frame>
        <draw:g draw:style-name="gr4">
          <svg:title>TexMaths</svg:title>
          <svg:desc>12§latex§$(x_{\mathrm{S}}, z_{\mathrm{S}})$§svg§600§TRUE§</svg:desc>
          <draw:g draw:style-name="gr1">
            <draw:path draw:style-name="gr5" draw:text-style-name="P2" draw:layer="layout" svg:width="0.097cm" svg:height="0.419cm" svg:x="26.601cm" svg:y="1.551cm" svg:viewBox="0 0 98 420" svg:d="M98 415c0-1 0-1-7-8-53-54-66-133-66-198 0-73 16-146 67-197 6-6 6-6 6-7 0-4-2-5-4-5-4 0-42 29-68 83-21 45-26 92-26 126s5 84 28 132c25 52 62 79 66 79 2 0 4-1 4-5z">
              <text:p/>
            </draw:path>
            <draw:path draw:style-name="gr5" draw:text-style-name="P2" draw:layer="layout" svg:width="0.209cm" svg:height="0.189cm" svg:x="26.735cm" svg:y="1.68cm" svg:viewBox="0 0 210 190" svg:d="M128 59c3-11 12-49 42-49 3 0 12 0 22 4-12 3-21 14-21 23 0 7 5 16 16 16 10 0 23-9 23-25 0-22-25-28-40-28-24 0-38 23-43 32-11-27-33-32-45-32-45 0-69 54-69 65 0 4 3 3 5 4 4 0 5-1 6-4 14-45 42-55 56-55 9 0 23 3 23 27 0 13-7 42-23 101-7 26-21 43-39 43-4 0-13 0-22-5 11-2 19-11 19-23s-8-14-15-14c-12 0-23 11-23 24 0 19 22 27 40 27 27 0 43-30 44-32 5 16 20 32 46 32 43 0 67-54 67-64 0-4-4-4-5-4-4 0-5 1-6 4-13 45-42 55-55 55-17 0-24-13-24-28 0-9 2-18 7-37s10-38 14-57z">
              <text:p/>
            </draw:path>
            <draw:path draw:style-name="gr5" draw:text-style-name="P2" draw:layer="layout" svg:width="0.143cm" svg:height="0.212cm" svg:x="26.985cm" svg:y="1.722cm" svg:viewBox="0 0 144 213" svg:d="M53 84c-27-6-34-24-34-36 0-19 18-38 45-38 39 0 56 26 61 57 1 5 1 6 6 6s5-2 5-8c0-19 0-38 0-57 0-6 0-8-4-8-2 0-4 1-6 5-4 5-7 10-11 15-19-19-43-20-51-20-38 0-64 26-64 56 0 17 7 29 18 40 12 11 22 13 53 20 27 6 33 7 42 16 6 6 13 15 13 28 0 21-18 42-46 42s-68-12-70-56c0-4 0-6-5-6s-5 2-5 8c0 19 0 38 0 57 0 4 0 8 4 8 2 0 3-1 4-4 3-3 9-13 11-16 19 15 42 20 61 20 39 0 64-30 64-61 0-26-18-51-48-57-14-4-29-8-43-11z">
              <text:p/>
            </draw:path>
            <draw:path draw:style-name="gr5" draw:text-style-name="P2" draw:layer="layout" svg:width="0.048cm" svg:height="0.125cm" svg:x="27.208cm" svg:y="1.821cm" svg:viewBox="0 0 49 126" svg:d="M49 44c0-27-11-44-27-44-14 0-22 11-22 23 0 11 8 21 22 21 4 0 10-1 14-5 1-1 2 0 2-1 2 0 2 0 2 6 0 31-15 56-29 70-5 4-5 6-5 7 0 2 2 5 5 5 5 0 38-33 38-82z">
              <text:p/>
            </draw:path>
            <draw:path draw:style-name="gr5" draw:text-style-name="P2" draw:layer="layout" svg:width="0.178cm" svg:height="0.189cm" svg:x="27.376cm" svg:y="1.68cm" svg:viewBox="0 0 179 190" svg:d="M38 151c23-24 35-35 51-48 13-12 26-23 41-37 40-40 49-60 49-61 0-5-4-5-5-5-3 0-4 1-6 5-12 20-21 26-31 26s-16-6-22-13c-8-10-15-18-29-18-32 0-51 39-51 48 0 2 0 5 5 5 4 0 4-3 6-5 8-19 32-19 36-19 8 0 16 2 26 6 17 6 22 6 32 6-15 18-50 49-58 55-13 12-25 24-38 36-28 27-44 51-44 55 0 3 5 3 6 3 2 0 4-1 6-6 10-14 23-25 36-25 10 0 14 4 25 16 6 8 15 15 27 15 42 0 66-54 66-64 0-3-2-4-5-4-4 0-5 2-6 5-10 27-37 36-51 36-8 0-15-4-25-6-14-6-20-7-29-7-1 0-8 0-12 1z">
              <text:p/>
            </draw:path>
            <draw:path draw:style-name="gr5" draw:text-style-name="P2" draw:layer="layout" svg:width="0.143cm" svg:height="0.212cm" svg:x="27.575cm" svg:y="1.722cm" svg:viewBox="0 0 144 213" svg:d="M53 84c-27-6-34-24-34-36 0-19 18-38 45-38 39 0 56 26 61 57 1 5 1 6 6 6s5-2 5-8c0-19 0-38 0-57 0-6 0-8-5-8-1 0-3 1-5 5-4 5-7 10-11 15-19-19-43-20-51-20-38 0-64 26-64 56 0 17 7 29 18 40 12 11 22 13 53 20 27 6 33 7 42 16 6 6 13 15 13 28 0 21-18 42-46 42s-68-12-70-56c0-4 0-6-5-6s-5 2-5 8c0 19 0 38 0 57 0 4 0 8 4 8 2 0 3-1 4-4 3-3 9-13 11-16 19 15 42 20 61 20 39 0 64-30 64-61 0-26-18-51-48-57-14-4-29-8-43-11z">
              <text:p/>
            </draw:path>
            <draw:path draw:style-name="gr5" draw:text-style-name="P2" draw:layer="layout" svg:width="0.097cm" svg:height="0.419cm" svg:x="27.785cm" svg:y="1.551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7" draw:display-name="Linienspitzen 7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9T11:48:04.494994131</dc:date>
    <meta:editing-duration>P2DT2H35M10S</meta:editing-duration>
    <meta:editing-cycles>91</meta:editing-cycles>
    <meta:generator>LibreOffice/24.2.5.2$Linux_X86_64 LibreOffice_project/420$Build-2</meta:generator>
    <meta:print-date>2024-09-17T15:58:16.326142174</meta:print-date>
    <meta:printed-by>PDF-Dateien</meta:printed-by>
    <meta:document-statistic meta:object-count="151"/>
  </office:meta>
</office:document-meta>
</file>